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17b8" officeooo:paragraph-rsid="000e17b8"/>
    </style:style>
    <style:style style:name="P2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c8353"/>
    </style:style>
    <style:style style:name="T2" style:family="text">
      <style:text-properties style:font-name="Liberation Sans" fo:font-size="14.1000003814697pt" fo:font-weight="bold" officeooo:rsid="000c8353" style:font-name-asian="Microsoft YaHei" style:font-size-asian="14.1000003814697pt" style:font-weight-asian="bold" style:font-name-complex="Arial" style:font-size-complex="14.1000003814697pt" style:font-weight-complex="bold"/>
    </style:style>
    <style:style style:name="T3" style:family="text">
      <style:text-properties officeooo:rsid="000e1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Recursos</text:h>
      <text:p text:style-name="P1">A gestão de recursos trabalha com o planejamento de como serão utilizados os recursos e suas quantidades, aquisição dos mesmos. Além do planejamento, a formação das equipes de desenvolvimento, o controle delas e o controle dos recursos são parte da gestão de recurs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8:48:52.265000000</meta:creation-date>
    <dc:date>2023-01-24T21:23:44.064000000</dc:date>
    <meta:editing-duration>PT7M3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" meta:word-count="44" meta:character-count="276" meta:non-whitespace-character-count="234"/>
  </office:meta>
</office:document-meta>
</file>